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volume (dB)</text:p>
          </table:table-cell>
          <table:table-cell table:number-columns-repeated="3"/>
          <table:table-cell office:value-type="string" calcext:value-type="string">
            <text:p>referenc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mplif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49.6" calcext:value-type="float">
            <text:p>-49.6</text:p>
          </table:table-cell>
          <table:table-cell table:number-columns-repeated="2"/>
          <table:table-cell office:value-type="string" calcext:value-type="string">
            <text:p>noise level:</text:p>
          </table:table-cell>
          <table:table-cell office:value-type="float" office:value="-34.067" calcext:value-type="float">
            <text:p>-34.067</text:p>
          </table:table-cell>
          <table:table-cell office:value-type="float" office:value="-31.652" calcext:value-type="float">
            <text:p>-31.652</text:p>
          </table:table-cell>
          <table:table-cell table:formula="of:=[.F2]-[.G2]" office:value-type="float" office:value="-2.415" calcext:value-type="float">
            <text:p>-2.4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54.7" calcext:value-type="float">
            <text:p>-54.7</text:p>
          </table:table-cell>
          <table:table-cell table:number-columns-repeated="2"/>
          <table:table-cell office:value-type="string" calcext:value-type="string">
            <text:p>120 Hz level:</text:p>
          </table:table-cell>
          <table:table-cell office:value-type="float" office:value="-49.6" calcext:value-type="float">
            <text:p>-49.6</text:p>
          </table:table-cell>
          <table:table-cell office:value-type="float" office:value="-43.9" calcext:value-type="float">
            <text:p>-43.9</text:p>
          </table:table-cell>
          <table:table-cell table:formula="of:=[.F3]-[.G3]" office:value-type="float" office:value="-5.7" calcext:value-type="float">
            <text:p>-5.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55.6" calcext:value-type="float">
            <text:p>-55.6</text:p>
          </table:table-cell>
          <table:table-cell table:number-columns-repeated="4"/>
          <table:table-cell table:style-name="ce1" office:value-type="string" calcext:value-type="string">
            <text:p>AVG:</text:p>
          </table:table-cell>
          <table:table-cell table:formula="of:=SUM([.H2:.H3])/2" office:value-type="float" office:value="-4.0575" calcext:value-type="float">
            <text:p>-4.057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58" calcext:value-type="float">
            <text:p>-58</text:p>
          </table:table-cell>
          <table:table-cell table:number-columns-repeated="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62.8" calcext:value-type="float">
            <text:p>-62.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NEW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53.9" calcext:value-type="float">
            <text:p>-53.9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66.9" calcext:value-type="float">
            <text:p>-66.9</text:p>
          </table:table-cell>
          <table:table-cell table:number-columns-repeated="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68.3" calcext:value-type="float">
            <text:p>-68.3</text:p>
          </table:table-cell>
          <table:table-cell table:number-columns-repeated="6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62.4" calcext:value-type="float">
            <text:p>-62.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0:56:40.545819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4.2$Linux_X86_64 LibreOffice_project/40$Build-2</meta:generator>
    <dc:date>2020-07-11T13:28:50.725232265</dc:date>
    <dc:creator>Samuel Collins</dc:creator>
    <meta:editing-duration>PT1H51M41S</meta:editing-duration>
    <meta:editing-cycles>5</meta:editing-cycles>
    <meta:document-statistic meta:table-count="1" meta:cell-count="35" meta:object-count="0"/>
  </office:meta>
</office:document-meta>
</file>